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c31f" officeooo:paragraph-rsid="001f71fc"/>
    </style:style>
    <style:style style:name="P2" style:family="paragraph" style:parent-style-name="Standard">
      <style:text-properties officeooo:rsid="0004717d" officeooo:paragraph-rsid="001f71fc"/>
    </style:style>
    <style:style style:name="P3" style:family="paragraph" style:parent-style-name="Standard">
      <style:text-properties officeooo:rsid="00067e3a" officeooo:paragraph-rsid="001f71fc"/>
    </style:style>
    <style:style style:name="P4" style:family="paragraph" style:parent-style-name="Standard">
      <style:text-properties officeooo:rsid="001f71fc" officeooo:paragraph-rsid="001f71fc"/>
    </style:style>
    <style:style style:name="P5" style:family="paragraph" style:parent-style-name="Standard">
      <style:text-properties officeooo:rsid="002025e4" officeooo:paragraph-rsid="002025e4"/>
    </style:style>
    <style:style style:name="P6" style:family="paragraph" style:parent-style-name="Standard">
      <style:text-properties officeooo:rsid="0021fe79" officeooo:paragraph-rsid="0021fe79"/>
    </style:style>
    <style:style style:name="P7" style:family="paragraph" style:parent-style-name="Standard">
      <style:text-properties fo:font-weight="bold" officeooo:rsid="0021fe79" officeooo:paragraph-rsid="0021fe79" style:font-weight-asian="bold" style:font-weight-complex="bold"/>
    </style:style>
    <style:style style:name="T1" style:family="text">
      <style:text-properties officeooo:rsid="00067e3a"/>
    </style:style>
    <style:style style:name="T2" style:family="text">
      <style:text-properties officeooo:rsid="0005c3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 I will have a server maintain in its state a table of active games, a mapping between game IDs and game objects. </text:p>
      <text:p text:style-name="P2"/>
      <text:p text:style-name="P2"/>
      <text:p text:style-name="P2">&gt; a game object will contain fields for the questions that the game consits of, the correct answer for <text:s/>every question, a mapping of team → answer for all the teams that attempted the question, <text:s/>team, current active teams (teams that are playing this game at this moment) </text:p>
      <text:p text:style-name="P2"/>
      <text:p text:style-name="P2"/>
      <text:p text:style-name="P2">&gt; team object – contains fields for each member <text:span text:style-name="T2">and a mapping from game ids to percentage of correct answers</text:span></text:p>
      <text:p text:style-name="P2"/>
      <text:p text:style-name="P5">fields:</text:p>
      <text:p text:style-name="P5">members ← list of user IDs</text:p>
      <text:p text:style-name="P5">games ← mapping from game_id to percentage of questions taken and ranking in the game</text:p>
      <text:p text:style-name="P5">questions ← mapping from questions_id to taken (boolean)</text:p>
      <text:p text:style-name="P5"/>
      <text:p text:style-name="P5"/>
      <text:p text:style-name="P2"/>
      <text:p text:style-name="P2"/>
      <text:p text:style-name="P3">&gt; person object</text:p>
      <text:p text:style-name="P2"/>
      <text:p text:style-name="P2"/>
      <text:p text:style-name="P1">have a rating system with different levels of progress, the highest one being CUC (the lowest = <text:span text:style-name="T1">cuc</text:span>, <text:span text:style-name="T1">pelican, cioara, bufnita, CUC)</text:span></text:p>
      <text:p text:style-name="P1"/>
      <text:p text:style-name="P4">&gt; question object</text:p>
      <text:p text:style-name="P4">fields: </text:p>
      <text:p text:style-name="P4">&lt;id&gt; = &lt;object_id&gt;</text:p>
      <text:p text:style-name="P4">texts = [] ← one element if normal question. 2 or 3 if double or triple blitz</text:p>
      <text:p text:style-name="P4">answers = [] ← one element if normal question. 2 or 3 if double or triple blitz</text:p>
      <text:p text:style-name="P4">authors = []</text:p>
      <text:p text:style-name="P4">team = &lt;string&gt;</text:p>
      <text:p text:style-name="P4">images = []</text:p>
      <text:p text:style-name="P5">taken_by = [] ← list of teams who answered correctly</text:p>
      <text:p text:style-name="P5">failed_by = [] ← list of teams who answered incorrectly</text:p>
      <text:p text:style-name="P4">is_normal, is_double_blitz, is_triple_blitz ← booleans. Only one can be true.</text:p>
      <text:p text:style-name="P4"/>
      <text:p text:style-name="P4"/>
      <text:p text:style-name="P5">Ranking is only for teams</text:p>
      <text:p text:style-name="P5"/>
      <text:p text:style-name="P5">rating should be updated on a per-question basis </text:p>
      <text:p text:style-name="P5">jackpot gives you 3 points. Split jackpot gives 2 points. ← only if there are more than 20 teams in the game.</text:p>
      <text:p text:style-name="P5"/>
      <text:p text:style-name="P5"/>
      <text:p text:style-name="P6">How “create game” should work:</text:p>
      <text:p text:style-name="P6">when you create a game, you are first asked weather the game will contain older questions or not.</text:p>
      <text:p text:style-name="P7">If the new game contains older question:</text:p>
      <text:p text:style-name="P6">If it contains older questions, you first need to invite all the people that you want to play (otherwise, if you chose the questions before the players, there might be players who now some of the questions, and thus would have an unfair advantage). </text:p>
      <text:p text:style-name="P6"><text:soft-page-break/>1. Present user with user selection page</text:p>
      <text:p text:style-name="P6">2. Present user with question selection page</text:p>
      <text:p text:style-name="P6"><text:tab/>a. at each stem the user has two options: create</text:p>
      <text:p text:style-name="P7">If the new game does not contain older questions:</text:p>
      <text:p text:style-name="P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8T21:01:26.971885801</meta:creation-date>
    <dc:date>2018-06-08T21:31:27.289340623</dc:date>
    <meta:editing-duration>PT9M40S</meta:editing-duration>
    <meta:editing-cycles>1</meta:editing-cycles>
    <meta:document-statistic meta:table-count="0" meta:image-count="0" meta:object-count="0" meta:page-count="2" meta:paragraph-count="31" meta:word-count="367" meta:character-count="2018" meta:non-whitespace-character-count="1673"/>
    <meta:generator>LibreOffice/5.1.6.2$Linux_X86_64 LibreOffice_project/10m0$Build-2</meta:generator>
  </office:meta>
</office:document-meta>
</file>